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ldcardQuery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QueryScorer.skipTo( int targ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ildcardQueryWeight.getQue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QueryWeight.sumOfSquaredWeigh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QueryScorer.calculateHit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WildcardQueryScorer.explain(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QueryWeight.createScorer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WildcardQuery.getEnum( Index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Query.WildcardQuery( String field , String propName , String pattern , int transf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ildcardQuery.toString( String 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Query.WildcardQuery( String field , String propNam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QueryScorer.WildcardQueryScorer( Similarity similarity , IndexReader 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WildcardQueryWeight.normalize( float nor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WildcardQueryWeight.WildcardQuery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Query.extractTerms( Set term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ildcardQueryScorer.n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ildcardQueryScorer.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QueryWeight.explain( IndexReader reader , int d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Query.createWeight( Searcher searc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Query.setTransformation( int transform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QueryWeight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Query.rewrite( IndexReader rea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